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5" style:family="paragraph" style:parent-style-name="Standard">
      <style:paragraph-properties fo:text-align="justify" style:justify-single-word="false"/>
      <style:text-properties style:font-name="Courier New" fo:font-size="9pt" fo:language="en" fo:country="CA" style:font-size-asian="9pt" style:font-size-complex="9pt"/>
    </style:style>
    <style:style style:name="P6" style:family="paragraph" style:parent-style-name="Standard">
      <style:paragraph-properties fo:text-align="justify" style:justify-single-word="false"/>
      <style:text-properties fo:language="en" fo:country="CA"/>
    </style:style>
    <style:style style:name="P7" style:family="paragraph" style:parent-style-name="Standard" style:list-style-name="L1">
      <style:paragraph-properties fo:text-align="justify" style:justify-single-word="false"/>
      <style:text-properties fo:language="en" fo:country="CA"/>
    </style:style>
    <style:style style:name="P8" style:family="paragraph" style:parent-style-name="Standard" style:list-style-name="L2">
      <style:paragraph-properties fo:text-align="justify" style:justify-single-word="false"/>
      <style:text-properties fo:language="en" fo:country="CA"/>
    </style:style>
    <style:style style:name="P9" style:family="paragraph" style:parent-style-name="Standard" style:list-style-name="L3">
      <style:paragraph-properties fo:text-align="justify" style:justify-single-word="false"/>
      <style:text-properties fo:language="en" fo:country="CA"/>
    </style:style>
    <style:style style:name="P10"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11"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Courier New" fo:language="pl" fo:country="PL" fo:font-weight="bold" style:font-weight-asian="bold" style:font-weight-complex="bold"/>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c0c0c0" style:font-weight-asian="bold" style:font-weight-complex="bold"/>
    </style:style>
    <style:style style:name="T5" style:family="text">
      <style:text-properties style:font-name="Courier New" fo:font-weight="bold" fo:background-color="transparent" style:font-weight-asian="bold" style:font-weight-complex="bold"/>
    </style:style>
    <style:style style:name="T6" style:family="text">
      <style:text-properties style:font-name="Courier New" fo:language="en" fo:country="CA" fo:font-weight="bold" style:font-weight-asian="bold" style:font-weight-complex="bold"/>
    </style:style>
    <style:style style:name="T7" style:family="text">
      <style:text-properties style:font-name="Courier New" fo:font-size="9pt" fo:language="en" fo:country="CA" style:font-size-asian="9pt" style:font-size-complex="9pt"/>
    </style:style>
    <style:style style:name="T8" style:family="text">
      <style:text-properties style:font-name="Courier New" fo:font-style="italic" fo:font-weight="bold" style:font-style-asian="italic" style:font-weight-asian="bold" style:font-style-complex="italic" style:font-weight-complex="bold"/>
    </style:style>
    <style:style style:name="T9" style:family="text">
      <style:text-properties style:font-name="Courier New" fo:font-style="italic" style:font-style-asian="italic" style:font-style-complex="italic"/>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fo:language="en" fo:country="CA"/>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font-name="Courier New" fo:font-weight="bold" style:font-weight-asian="bold" style:font-weight-complex="bold"/>
    </style:style>
    <style:style style:name="T17" style:family="text">
      <style:text-properties style:font-name="Courier New" fo:font-style="italic" fo:font-weight="bold" style:font-style-asian="italic" style:font-weight-asian="bold" style:font-style-complex="italic"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10/05/08, 10/07/20</text:h>
      <text:h text:style-name="Heading_20_1" text:outline-level="1">Preamble</text:h>
      <text:p text:style-name="Standard"/>
      <text:p text:style-name="P1">The role of this simple praxis is to test transmission/reception capabilities of nodes operating in a group. The present version is just something to start with. <text:span text:style-name="T11">Probably, w</text:span>e will be adding <text:span text:style-name="T11">more </text:span>capabilities as needs arise.</text:p>
      <text:p text:style-name="P1"/>
      <text:h text:style-name="Heading_20_1" text:outline-level="1">Preparation</text:h>
      <text:p text:style-name="P1"/>
      <text:p text:style-name="P1">Compile and download. All nodes in the test <text:span text:style-name="T11">setup </text:span>run the same code. They tell their IDs <text:span text:style-name="T11">(which should be different) </text:span>based on the <text:span text:style-name="T11">flashed</text:span> HOST_ID, whose interpretation is similar to, say, EcoNet. Use <text:span text:style-name="T1">genimage</text:span> to create downloadable images from the generic compilation output.</text:p>
      <text:p text:style-name="P1"/>
      <text:p text:style-name="P1">The <text:span text:style-name="T11">N</text:span>ode ID, via which <text:span text:style-name="T11">a </text:span>node can be referenced, is the lower half of HOST_ID, which corresponds to the <text:span text:style-name="T11">"Node n</text:span>umber<text:span text:style-name="T11">"</text:span> as inserted by <text:span text:style-name="T1">genimage</text:span>. The <text:span text:style-name="T1">prefix</text:span> part, i.e., the upper half of HOST_ID encodes some startup parameters as follows:</text:p>
      <text:p text:style-name="P1"/>
      <text:p text:style-name="P1"><text:tab/><text:span text:style-name="T7">16<text:tab/><text:tab/> <text:s text:c="5"/>8 </text:span><text:span text:style-name="T11"><text:s/></text:span><text:span text:style-name="T7">7 <text:tab/><text:tab/><text:tab/> 0</text:span></text:p>
      <text:p text:style-name="P5"><text:tab/>_________________________________________ <text:s text:c="2"/></text:p>
      <text:p text:style-name="P1"><text:span text:style-name="T6"><text:tab/></text:span><text:span text:style-name="T3">D </text:span><text:span text:style-name="T6">A</text:span><text:span text:style-name="T3"> Z Z Z P P P C</text:span><text:span text:style-name="T2"> C C C C C C C</text:span></text:p>
      <text:p text:style-name="P2"/>
      <text:p text:style-name="P2">The lower byte encodes the RF channel, which, formally, can be any number from 0 to 255. Bits 8-10 encode the initial setting of transmitter power (0 - 7), bits 11-13 are the three least significant bits of the Network ID (and can be used to differentiate among multiple test setups operating in the same neighbourhood), bit 14, if set, indicates that the node should start "active", i.e., it will be transmitting <text:span text:style-name="T1">measurement</text:span> packets at the default interval of 1 second), bit 15 (the most significant bit) indicates power-down mode of the CPU (if set, the node begins in power-down mode).</text:p>
      <text:p text:style-name="P2"/>
      <text:p text:style-name="P2">For example, the standard prefix BACA (if you leave it as is), expands into:</text:p>
      <text:p text:style-name="P2"/>
      <text:p text:style-name="P2"><text:tab/><text:span text:style-name="T4">1</text:span><text:span text:style-name="T3"> </text:span><text:span text:style-name="T4">0</text:span><text:span text:style-name="T5"> </text:span><text:span text:style-name="T4">1 1 1</text:span><text:span text:style-name="T3"> </text:span><text:span text:style-name="T4">0 1 0</text:span><text:span text:style-name="T3"> </text:span><text:span text:style-name="T4">1 1 0 0 1 0 1 0</text:span></text:p>
      <text:p text:style-name="P2"/>
      <text:p text:style-name="P2">which means: channel 202 (0xCA), transmission power 2, Network ID 0xF617 (0xF610 is the standard prefix used by the praxis), transmitter initially inactive, and starting in power-down mode. On the other hand, to select the maximum transmission power, channel 0, and power-up mode with active transmitter, you can use this prefix:</text:p>
      <text:p text:style-name="P2"/>
      <text:p text:style-name="P2"><text:tab/><text:span text:style-name="T4">0</text:span><text:span text:style-name="T3"> </text:span><text:span text:style-name="T4">1</text:span><text:span text:style-name="T5"> </text:span><text:span text:style-name="T4">0 0 0</text:span><text:span text:style-name="T3"> </text:span><text:span text:style-name="T4">1 1 1</text:span><text:span text:style-name="T3"> </text:span><text:span text:style-name="T4">0 0 0 0 0 0 0 0</text:span></text:p>
      <text:p text:style-name="P2"/>
      <text:p text:style-name="P2">i.e., 0x4700. The Network ID field is arbitrary, but it must be the same for all nodes of the same setup. Note that nodes can be rendered active/inactive remotely. Also, their transmission power levels can be changed, as well as their power-down/power-up status. There is no way, however, to change remotely the channel number or the Network ID.</text:p>
      <text:p text:style-name="P2"/>
      <text:h text:style-name="Heading_20_1" text:outline-level="1"><text:soft-page-break/>Operation</text:h>
      <text:p text:style-name="P2"/>
      <text:p text:style-name="P2">Any node can be used to orchestrate an experiment. Such a node must be connected to UART at 9600 bps.</text:p>
      <text:p text:style-name="P2"/>
      <text:p text:style-name="P2">When a node resets, it produces a message that looks like this:</text:p>
      <text:p text:style-name="P2"/>
      <text:p text:style-name="P4"><text:s text:c="4"/>Node: 19, NetId: F610, Channel: 6, XPower: 7, Powerup, Active</text:p>
      <text:p text:style-name="P4"><text:s text:c="4"/>Ready:</text:p>
      <text:p text:style-name="P2"/>
      <text:p text:style-name="P2">where your actual indications may vary depending on the initial settings (see the previous section). All numbers except Network ID are in decimal.</text:p>
      <text:p text:style-name="P2"/>
      <text:p text:style-name="P2">We shall discuss the operation of the praxis by explaining the meanings of commands that you can issue over the UART.</text:p>
      <text:p text:style-name="P2"/>
      <text:p text:style-name="P3">Command <text:span text:style-name="T3">s</text:span> (continuous transmission of measurement packets):</text:p>
      <text:p text:style-name="P2"/>
      <text:p text:style-name="P2"><text:tab/><text:span text:style-name="T3">s [mindel [maxdel [minpl [maxpl]]]]</text:span></text:p>
      <text:p text:style-name="P2"/>
      <text:p text:style-name="P2">All parameters (four unsigned numbers) are optional. The command puts the node into active state whereby it will be transmitting so-called "measurement packets" at prescribed intervals. The idea is that nodes receiving such packets are expected to count them and report (upon request) the received counts. The arguments have the following meaning:</text:p>
      <text:p text:style-name="P2"/>
      <text:p text:style-name="P2"><text:tab/><text:span text:style-name="T3">mindel</text:span><text:tab/>the minimum inter-packet interval in (PicOS) milliseconds (the default is 1024)</text:p>
      <text:p text:style-name="P2"><text:tab/><text:span text:style-name="T3">maxdel</text:span><text:tab/>the maximum inter-packet interval (defaults to 1024)</text:p>
      <text:p text:style-name="P2"><text:tab/><text:span text:style-name="T3">minpl</text:span><text:tab/>the minimum packet length (see below)</text:p>
      <text:p text:style-name="P2"><text:tab/><text:span text:style-name="T3">maxpl</text:span><text:tab/>the maximum packet length (defaults to 60)</text:p>
      <text:p text:style-name="P2"/>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absolutely lowest limit is 256 milliseconds. Whatever values you specify, the praxis will try to sanitize them, i.e.,</text:p>
      <text:p text:style-name="P2"/>
      <text:list xml:id="list38691734" text:style-name="L1">
        <text:list-item>
          <text:p text:style-name="P7">If the specified minimum is less than 256, it will be set to 256.</text:p>
          <text:p text:style-name="P7"/>
        </text:list-item>
        <text:list-item>
          <text:p text:style-name="P7">If the specified maximum is less than the minimum, it will be set to the minimum. This also applies to the case when only the minimum is specified and the previous setting of the maximum turns out to be less than the new minimum.</text:p>
          <text:p text:style-name="P7"/>
        </text:list-item>
        <text:list-item>
          <text:p text:style-name="P7">There is no limit on the maximum interval other than 65535.</text:p>
        </text:list-item>
      </text:list>
      <text:p text:style-name="P2"/>
      <text:p text:style-name="P2">Regarding the packet length, the absolute minimum is determined by the compiled-in configuration of sensors (whose values are reported in every measurement packet). In the present version of the praxis, the number of sensors is 4 (which coincides with the configuration of WARSAW_ILS). Whatever you specify for the packet length, the praxis will make sure that the actually assumed minimum is not less <text:soft-page-break/>than the required minimum and that the assumed maximum is not less than the assumed minimum.</text:p>
      <text:p text:style-name="P2"/>
      <text:p text:style-name="P2">The layout of a measurement packet, which you don't have to know to run tests, is this (in words, starting from the very beginning):</text:p>
      <text:p text:style-name="P2"/>
      <text:p text:style-name="P2"><text:tab/>NID<text:tab/><text:tab/>Network ID (required by the driver)</text:p>
      <text:p text:style-name="P2"><text:tab/>RCV<text:tab/><text:tab/>zero (this is used to tell measurement packets from other packets)</text:p>
      <text:p text:style-name="P2"><text:tab/>SND<text:tab/><text:tab/>Node ID of the sender</text:p>
      <text:p text:style-name="P2"><text:tab/>FLG<text:tab/><text:tab/>node flags associated with the sender (xmit power level + power-down state)</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HK<text:tab/><text:tab/>CRC (required by the driver)</text:p>
      <text:p text:style-name="P2"/>
      <text:p text:style-name="P2">The number of sensor values equals the declared number of sensors (i.e., 4 in the present version) and can be changed at compilation. Thus, the minimum length of a measurement packet, in bytes, including the CRC, is 10 + 2 x <text:span text:style-name="T1">N</text:span>, where <text:span text:style-name="T1">N</text:span> is the number of sensors. This amounts to 18 in the present version. If your specified <text:span text:style-name="T1">minpl</text:span> less than that, it will be bumped up to the required minimum. Also, if your specified (or previous) maximum (<text:span text:style-name="T1">maxpl</text:span>) is less than the new minimum, it will be set to the new minimum. If the maximum is greater than 60, it will be truncated to 60. In other words, whatever you specify, the praxis will make sense out of it.</text:p>
      <text:p text:style-name="P2"/>
      <text:p text:style-name="P2">If the effective minimum packet length is strictly less than the maximum, the praxis will randomize the actual packet length. Note that the specified minimum can be more than the absolute minimum. In any case, when a packet's length is more than needed to accommodate the sensor values, the unused words are filled with random contents.</text:p>
      <text:p text:style-name="P2"/>
      <text:p text:style-name="P2">Whenever a node receives a measurement packet, it is supposed to count it. If this is the first time the node hears from this particular sender, it will create an entry for the sender with the initial count of 1. At present, a node can accommodate up to 8 different senders. This can be increased in principle, but the format of reports (that you can request from nodes remotely) restricts that population to 9 nodes (that much can fit into one packet). We will do something about it, if it turns out to be a serious limitation.</text:p>
      <text:p text:style-name="P2"/>
      <text:p text:style-name="P3">Command <text:span text:style-name="T3">q</text:span> (stopping transmission):</text:p>
      <text:p text:style-name="P2"/>
      <text:p text:style-name="P2">The node's transmitter can be stopped (the node rendered inactive) with this command:</text:p>
      <text:p text:style-name="P2"/>
      <text:p text:style-name="P2"><text:tab/><text:span text:style-name="T3">q</text:span></text:p>
      <text:p text:style-name="P2"/>
      <text:p text:style-name="P2">It can also be used to stop (abort) a collection of PATABLE statistics in progress (see command <text:span text:style-name="T3">m</text:span> below).</text:p>
      <text:p text:style-name="P2"/>
      <text:p text:style-name="P2"/>
      <text:p text:style-name="P2"/>
      <text:p text:style-name="P3"><text:soft-page-break/>Command <text:span text:style-name="T3">r</text:span> (measurement report):</text:p>
      <text:p text:style-name="P2"/>
      <text:p text:style-name="P2">By executing this command, you can obtain a report from the current node (this report will be written to UART):</text:p>
      <text:p text:style-name="P2"/>
      <text:p text:style-name="P2"><text:tab/><text:span text:style-name="T3">r</text:span></text:p>
      <text:p text:style-name="P2"/>
      <text:p text:style-name="P2">For example, you may see something this:</text:p>
      <text:p text:style-name="P2"/>
      <text:p text:style-name="P4"><text:tab/>Stats:</text:p>
      <text:p text:style-name="P4"><text:tab/>Sent: 3576</text:p>
      <text:p text:style-name="P4"><text:tab/>Received from: 19: 2491</text:p>
      <text:p text:style-name="P4"><text:tab/>Received from: 20: 3387</text:p>
      <text:p text:style-name="P4"><text:tab/>Received from: 22: 831</text:p>
      <text:p text:style-name="P4"><text:tab/>Driver stats: 5976, 2, 0, 0</text:p>
      <text:p text:style-name="P4"><text:tab/>Ready:</text:p>
      <text:p text:style-name="P2"/>
      <text:p text:style-name="P2">The first value (<text:span text:style-name="T1">Sent</text:span>) is the number of measurement packets sent so far by the node itself. This is followed by the list of entries for all nodes from which the node has received measurement packets, along with the number of packets received. At the end we see the "driver statistics", i.e., four numbers produced by querying the PHY with PHYSOPT_ERROR. They stand for, in this order:</text:p>
      <text:p text:style-name="P2"/>
      <text:list xml:id="list38694889" text:style-name="L2">
        <text:list-item>
          <text:p text:style-name="P8">The total number of activations of the receiver. This happens whenever the device thinks it perceives something looking like a packet. This counter wraps around at 64K. When that happens, the next counter is automatically zeroed out.</text:p>
          <text:p text:style-name="P8"/>
        </text:list-item>
        <text:list-item>
          <text:p text:style-name="P8">The total number of packets that have been correctly received and passed to TCV/VINETI. Note that this can never be more than the previous value. Also note that with hardware CRC and the AUTOFLUSH option on, the two values will always be the same.</text:p>
          <text:p text:style-name="P8"/>
        </text:list-item>
        <text:list-item>
          <text:p text:style-name="P8">The exponential moving average of the transmitter's waiting time for channel access maxed at 4095 (PicOS) milliseconds. The formula, which is evaluated at every attempt at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p text:style-name="P8"/>
        </text:list-item>
        <text:list-item>
          <text:p text:style-name="P8">The maximum backoff suffered so far by a single packet. This is maxed at 64K (i.e., <text:span text:style-name="T1">word</text:span> size).</text:p>
        </text:list-item>
      </text:list>
      <text:p text:style-name="P2"/>
      <text:p text:style-name="P2">Note that the driver statistics may include overheard packets belonging to other setups. They also include non-measurement packets of the present setup (see below). Thus, tallying them up with measurement reports may be difficult, depending on how clean your setup is.</text:p>
      <text:p text:style-name="P2"/>
      <text:p text:style-name="P3">Command <text:span text:style-name="T3">c</text:span> (clearing measurement statistics):</text:p>
      <text:p text:style-name="P2"/>
      <text:p text:style-name="P2">Here is a command to clear all the numbers shown with <text:span text:style-name="T3">r</text:span>:</text:p>
      <text:p text:style-name="P2"/>
      <text:p text:style-name="P2"><text:tab/><text:span text:style-name="T3">c</text:span></text:p>
      <text:p text:style-name="P2"><text:soft-page-break/></text:p>
      <text:p text:style-name="P2">It zeroes out all packet counters, as well as the driver statistics.</text:p>
      <text:p text:style-name="P2"/>
      <text:p text:style-name="P2"><text:span text:style-name="T15">Command </text:span><text:span text:style-name="T10">v</text:span><text:span text:style-name="T15"> (viewing received measurement packets):</text:span></text:p>
      <text:p text:style-name="P2"/>
      <text:p text:style-name="P2"><text:tab/><text:span text:style-name="T3">v</text:span></text:p>
      <text:p text:style-name="P2"/>
      <text:p text:style-name="P2">will switch on reports on all received measurement packets. You will be seeing lines like this:</text:p>
      <text:p text:style-name="P2"/>
      <text:p text:style-name="P2"><text:tab/>S<text:span text:style-name="T3">: 19, L: 58, P: 7, R: 101, Q: 0, M: U, V: 2365, 234, 0, 1</text:span></text:p>
      <text:p text:style-name="P2"/>
      <text:p text:style-name="P2">The first number is the Node ID of the sender, the second number is the total length of the received packet, including the CRC. This is followed by the transmission power used by the sender, the RSSI reading at the receiver, and link quality (as returned by CC1100). Then (labelled with M) we have the power-down/power-up status of the sender (U means up, D means down) followed by the list sensor values. All numbers are in decimal. Note that stuffed words filled with random contents are not displayed.</text:p>
      <text:p text:style-name="P2"/>
      <text:p text:style-name="P2"><text:span text:style-name="T15">Command </text:span><text:span text:style-name="T10">n</text:span><text:span text:style-name="T15"> (cancelling packet viewing):</text:span></text:p>
      <text:p text:style-name="P2"/>
      <text:p text:style-name="P2">The reports are cancelled with:</text:p>
      <text:p text:style-name="P2"/>
      <text:p text:style-name="P2"><text:tab/><text:span text:style-name="T3">n</text:span></text:p>
      <text:p text:style-name="P2"/>
      <text:p text:style-name="P2"><text:span text:style-name="T15">Command </text:span><text:span text:style-name="T10">d</text:span><text:span text:style-name="T15"> (putting the node in power-down mode):</text:span></text:p>
      <text:p text:style-name="P2"/>
      <text:p text:style-name="P2">This command:</text:p>
      <text:p text:style-name="P2"/>
      <text:p text:style-name="P2"><text:tab/><text:span text:style-name="T3">d</text:span></text:p>
      <text:p text:style-name="P2"/>
      <text:p text:style-name="P2">to put the node into power-down mode.</text:p>
      <text:p text:style-name="P2"/>
      <text:p text:style-name="P2"><text:span text:style-name="T15">Command </text:span><text:span text:style-name="T10">u</text:span><text:span text:style-name="T15"> (putting the node in power-up mode):</text:span></text:p>
      <text:p text:style-name="P2"/>
      <text:p text:style-name="P2"><text:tab/><text:span text:style-name="T3">u</text:span></text:p>
      <text:p text:style-name="P2"/>
      <text:p text:style-name="P2">puts the node into power-up mode. Note that the mode the node has started in is determined by its HOST_ID.</text:p>
      <text:p text:style-name="P2"/>
      <text:p text:style-name="P2"><text:span text:style-name="T15">Command </text:span><text:span text:style-name="T10">p</text:span><text:span text:style-name="T15"> (selecting transmission power):</text:span></text:p>
      <text:p text:style-name="P2"/>
      <text:p text:style-name="P2">This command:</text:p>
      <text:p text:style-name="P2"/>
      <text:p text:style-name="P2"><text:tab/><text:span text:style-name="T3">p </text:span><text:span text:style-name="T8">val</text:span></text:p>
      <text:p text:style-name="P2"/>
      <text:p text:style-name="P2">where <text:span text:style-name="T1">val</text:span> is between 0 and 7 inclusively, sets the node's transmission power according to the PATABLE in effect.</text:p>
      <text:p text:style-name="P2"/>
      <text:p text:style-name="P2"><text:soft-page-break/><text:span text:style-name="T15">Command </text:span><text:span text:style-name="T10">m</text:span><text:span text:style-name="T15"> (changing the contents of CC1100 registers):</text:span></text:p>
      <text:p text:style-name="P2"/>
      <text:p text:style-name="P2">When compiled properly [<text:span text:style-name="T13">#define RADIO_OPTIONS ( ... + 0x40 ...)</text:span>], the CC1100 driver allows you to provide supplementary definitions for the chip's registers that override standard definitions (this is done via PHYSOPT_RESET). With this command:</text:p>
      <text:p text:style-name="P2"/>
      <text:p text:style-name="P2"><text:tab/><text:span text:style-name="T3">m </text:span><text:span text:style-name="T8">reg1 val1 ... regn val4</text:span></text:p>
      <text:p text:style-name="P2"/>
      <text:p text:style-name="P2">you can redefine the contents of indicated registers. The arguments are byte-sized hexadecimal values. Their total number must be even. The first value gives the register number, the second its new content. Every m command overrides the effect of the previous one. An empty argument list removes the supplementary definitions. </text:p>
      <text:p text:style-name="P2"/>
      <text:p text:style-name="P2"><text:span text:style-name="T15">Command </text:span><text:span text:style-name="T10">t</text:span><text:span text:style-name="T15"> (collecting PATABLE statistics):</text:span></text:p>
      <text:p text:style-name="P2"/>
      <text:p text:style-name="P2">With this command you can start an experiment whereby the node scans through all 256 possible power settings corresponding to a PATABLE entry and exchanges packets with a selected neighbour to determine the perceived RSSI reading corresponding to the particular setting. The command takes two arguments:</text:p>
      <text:p text:style-name="P2"/>
      <text:p text:style-name="P2"><text:tab/><text:span text:style-name="T3">t </text:span><text:span text:style-name="T8">n c</text:span></text:p>
      <text:p text:style-name="P2"/>
      <text:p text:style-name="P2">where <text:span text:style-name="T8">n</text:span> is the node ID of the selected neighbour and <text:span text:style-name="T8">c</text:span> is the number of samples per one PATABLE setting (to average the readings).</text:p>
      <text:p text:style-name="P2"/>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8">c</text:span> responses for each PATABLE setting re-trying every poll up to 16 times. For each PATABLE setting, from 0 to 255, the node will write to the UART a line like this:</text:p>
      <text:p text:style-name="P2"/>
      <text:p text:style-name="P2"><text:tab/><text:span text:style-name="T3">PA: 00</text:span><text:span text:style-name="T8">xx</text:span><text:span text:style-name="T3">, </text:span><text:span text:style-name="T8">rrr</text:span><text:span text:style-name="T3">, </text:span><text:span text:style-name="T8">cc</text:span></text:p>
      <text:p text:style-name="P2"/>
      <text:p text:style-name="P2">where <text:span text:style-name="T8">xx</text:span> is the PATABLE setting in hexadecimal, <text:span text:style-name="T8">rrr</text:span> is the averaged RSSI reading, and <text:span text:style-name="T9">cc</text:span> is the number of samples used to calculate the average. Normally, <text:span text:style-name="T8">cc</text:span> is equal to the <text:span text:style-name="T8">c</text:span> argument of the <text:span text:style-name="T3">t</text:span> command, however, it can be less if some responses haven't made it (despite 16 retries). </text:p>
      <text:p text:style-name="P2"/>
      <text:p text:style-name="P2">To interpret the results, it is recommended to direct the terminal output to a file and then read that file (as a comma-separated list of values) into a spreadsheet program and sort the lines by the second column. </text:p>
      <text:p text:style-name="P2"/>
      <text:p text:style-name="P2">A collection in progress can be interrupted (prematurely) with <text:span text:style-name="T3">q</text:span>. At the end of collection, the node resets the power setting to as it was before the collection. </text:p>
      <text:p text:style-name="P2"/>
      <text:p text:style-name="P2"/>
      <text:p text:style-name="P2"/>
      <text:p text:style-name="P2"/>
      <text:p text:style-name="P2"><text:soft-page-break/><text:span text:style-name="T15">Remote commands (</text:span><text:span text:style-name="T10">S</text:span><text:span text:style-name="T15">):</text:span></text:p>
      <text:p text:style-name="P2"/>
      <text:p text:style-name="P2">The interesting bit is that you can issue practically any of the above commands addressing it to a remote node (similar to Wlodek's old patent) by executing this:</text:p>
      <text:p text:style-name="P2"/>
      <text:p text:style-name="P2"><text:tab/><text:span text:style-name="T3">S </text:span><text:span text:style-name="T8">n</text:span><text:span text:style-name="T3"> </text:span><text:span text:style-name="T8">command</text:span></text:p>
      <text:p text:style-name="P2"/>
      <text:p text:style-name="P2">where n is the Node ID of the node on which the command should be executed. For example, you can do something like this:</text:p>
      <text:p text:style-name="P2"/>
      <text:p text:style-name="P2"><text:tab/><text:span text:style-name="T3">S 19 s</text:span></text:p>
      <text:p text:style-name="P2"/>
      <text:p text:style-name="P2">which will activate (start the transmitter of) node 19 with the standard (or previous) parameters. Needless to say, the following examples should all work (assuming the nodes are reachable):</text:p>
      <text:p text:style-name="P2"/>
      <text:p text:style-name="P4"><text:tab/>S 19 s 512 4096 44 58</text:p>
      <text:p text:style-name="P4"><text:tab/>S 23 d<text:tab/><text:tab/><text:tab/><text:tab/><text:span text:style-name="T12">[putting node 23 into power-down mode]</text:span></text:p>
      <text:p text:style-name="P4"><text:tab/>S 19 q</text:p>
      <text:p text:style-name="P4"><text:tab/>S 25 p 6</text:p>
      <text:p text:style-name="P4"><text:tab/>S 21 m 1C 01 24 1F</text:p>
      <text:p text:style-name="P4"><text:tab/>S 24 v</text:p>
      <text:p text:style-name="P2"/>
      <text:p text:style-name="P2">The last one may make little sense, as the reports about received packets will be shown on the target node's UART, but is legit. You can also say something like this:</text:p>
      <text:p text:style-name="P2"/>
      <text:p text:style-name="P2"><text:tab/><text:span text:style-name="T3">S 19 S 24 s 1024 1024 56 60</text:span></text:p>
      <text:p text:style-name="P2"/>
      <text:p text:style-name="P2">It may not be useful, but comes for free.</text:p>
      <text:p text:style-name="P2"/>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
      <text:p text:style-name="P2"><text:tab/>NID<text:tab/><text:tab/>Network ID</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CMD<text:tab/><text:tab/>command text</text:p>
      <text:p text:style-name="P2"><text:tab/>...</text:p>
      <text:p text:style-name="P2"><text:tab/>CMD<text:tab/><text:tab/>command text</text:p>
      <text:p text:style-name="P2"><text:tab/>CHK<text:tab/><text:tab/>CRC </text:p>
      <text:p text:style-name="P2"/>
      <text:p text:style-name="P2">The command text is represented as a straightforward string terminated with a NULL byte. Note that there is a limit on how much of the command string can fit into a packet. Excluding the NULL byte, this limit is 49 characters. BTW: the maximum length of a line entered from UART is 80 characters (excluding CR/LF).</text:p>
      <text:p text:style-name="P2"><text:soft-page-break/></text:p>
      <text:p text:style-name="P2">Having received a command, the recipient responds with an ACK, which, in particular, gives some indication of success/failure. For example, you may see something like this:</text:p>
      <text:p text:style-name="P2"/>
      <text:p text:style-name="P4"><text:tab/>Ready:</text:p>
      <text:p text:style-name="P4"><text:tab/>S 19 d</text:p>
      <text:p text:style-name="P4"><text:tab/>Ready:</text:p>
      <text:p text:style-name="P4"><text:tab/>OK from 19</text:p>
      <text:p text:style-name="P2"/>
      <text:p text:style-name="P2">The last line indicates that the command has been accepted by the recipient and, apparently, executed fine.</text:p>
      <text:p text:style-name="P2"/>
      <text:p text:style-name="P2">The sender will retry the command up to five times at 1 second intervals. If it receives no reply from the recipient, you will see something like this:</text:p>
      <text:p text:style-name="P2"/>
      <text:p text:style-name="P4"><text:tab/>Ready:</text:p>
      <text:p text:style-name="P4"><text:tab/>S 233 d</text:p>
      <text:p text:style-name="P4"><text:tab/>Ready:</text:p>
      <text:p text:style-name="P4"><text:tab/>Timeout reaching 233</text:p>
      <text:p text:style-name="P2"/>
      <text:p text:style-name="P2">A reply looks like the original command packet up to and including the SER field, with the command text replaced with a response. In the simplest case, the response is a single word with 0 meaning OK, and nonzero indicating a failure. For example, instead of OK, you may see:</text:p>
      <text:p text:style-name="P2"/>
      <text:p text:style-name="P2"><text:tab/><text:span text:style-name="T3">Error 6 from 23</text:span></text:p>
      <text:p text:style-name="P2"/>
      <text:p text:style-name="P2">I may make this message more friendly later. Here is the list of numerical error codes:</text:p>
      <text:p text:style-name="P2"/>
      <text:list xml:id="list38683544" text:style-name="L3">
        <text:list-item>
          <text:p text:style-name="P9">formal error (probably cannot happen)</text:p>
        </text:list-item>
        <text:list-item>
          <text:p text:style-name="P9">no memory to acquire packet</text:p>
        </text:list-item>
        <text:list-item>
          <text:p text:style-name="P9">node busy with a previous command</text:p>
        </text:list-item>
        <text:list-item>
          <text:p text:style-name="P9">command syntax error</text:p>
        </text:list-item>
        <text:list-item>
          <text:p text:style-name="P9">node out of memory (umalloc failure)</text:p>
        </text:list-item>
        <text:list-item>
          <text:p text:style-name="P9">no room to run more threads</text:p>
        </text:list-item>
        <text:list-item>
          <text:p text:style-name="P9">no such command</text:p>
        </text:list-item>
      </text:list>
      <text:p text:style-name="P2"/>
      <text:p text:style-name="P2">In the present version, only one (remote) command, <text:span text:style-name="T1">r</text:span>, triggers a non-trivial response. Having received it, the node will not send the count report to its UART, but rather to the sender. For example:</text:p>
      <text:p text:style-name="P2"/>
      <text:p text:style-name="P2"><text:tab/><text:span text:style-name="T3">S 19 r</text:span></text:p>
      <text:p text:style-name="P4"><text:tab/>Ready:</text:p>
      <text:p text:style-name="P4"><text:tab/>OK from 19:</text:p>
      <text:p text:style-name="P4"><text:tab/>Stats of node 19:</text:p>
      <text:p text:style-name="P4"><text:tab/>Sent: 2108</text:p>
      <text:p text:style-name="P4"><text:tab/>Received from 17: 3908</text:p>
      <text:p text:style-name="P4"><text:tab/>Received from 18: 2201</text:p>
      <text:p text:style-name="P4"><text:tab/>Driver stats: 6001, 4, 2, 1</text:p>
      <text:p text:style-name="P2"/>
      <text:p text:style-name="P2">This way you can conveniently collect all reports from one place.</text:p>
      <text:p text:style-name="P2"><text:soft-page-break/></text:p>
      <text:p text:style-name="P2">Please note that the range of packet counters is 65535. There is little sense, e.g., to leave an overnight experiment when a single node can transmit more than 64K packets (but you should be fine with, say, 12 hours, 1 packet per second).</text:p>
      <text:p text:style-name="P2"/>
      <text:p text:style-name="P3">Command <text:span text:style-name="T3">C</text:span> (changing the channel):</text:p>
      <text:p text:style-name="P2"/>
      <text:p text:style-name="P2">With this command you can change the RF channel of the node:</text:p>
      <text:p text:style-name="P2"/>
      <text:p text:style-name="P2"><text:tab/><text:span text:style-name="T3">C </text:span><text:span text:style-name="T8">ch</text:span><text:span text:style-name="T3"> </text:span><text:span text:style-name="T8">nsec</text:span></text:p>
      <text:p text:style-name="P2"/>
      <text:p text:style-name="P2">where <text:span text:style-name="T8">ch</text:span> is the channel number (0 – 255) and <text:span text:style-name="T8">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
      <text:p text:style-name="P2">When sent remotely, the command will receive no acknowledgement (the sender will signal a timeout), which is normal.</text:p>
      <text:p text:style-name="P2"/>
      <text:p text:style-name="P3">A sample experiment:</text:p>
      <text:p text:style-name="P1"/>
      <text:p text:style-name="P2">Compile the praxis:</text:p>
      <text:p text:style-name="P2"/>
      <text:p text:style-name="P4"><text:tab/>cd PICOS/PicOS/Apps/VUEE/RFTEST</text:p>
      <text:p text:style-name="P4"><text:tab/>mkmk WARSAW_ILS</text:p>
      <text:p text:style-name="P4"><text:tab/>make</text:p>
      <text:p text:style-name="P2"/>
      <text:p text:style-name="P2">Execute <text:span text:style-name="T1">genimage</text:span>. Set Image.a43 in the praxis directory as the input file, and, say, Load.a43 as the output file. Leave the <text:span text:style-name="T1">Cookie</text:span> field as is, and enter 0700 into the <text:span text:style-name="T1">Prefix</text:span> field. This prefix selects channel 0, power 7, and makes the nodes initially inactive. Create images for, say, six nodes. Enter 1 into the <text:span text:style-name="T1">From</text:span> field and 6 into <text:span text:style-name="T1">How many</text:span>. Press <text:span text:style-name="T1">Generate</text:span>. This will produce six files named like Load_07000001_00001.a43 through Load_07000006_00006.a43. Load those files into the nodes and power them up.</text:p>
      <text:p text:style-name="P2"/>
      <text:p text:style-name="P2">Connect UART to node 1. Execute:</text:p>
      <text:p text:style-name="P2"/>
      <text:p text:style-name="P2"><text:tab/><text:span text:style-name="T3">s</text:span></text:p>
      <text:p text:style-name="P2"/>
      <text:p text:style-name="P2">on that node. This will activate the transmitter on node 1. After some time, execute:</text:p>
      <text:p text:style-name="P2"/>
      <text:p text:style-name="P2"><text:tab/><text:span text:style-name="T3">q</text:span></text:p>
      <text:p text:style-name="P2"/>
      <text:p text:style-name="P2">to stop the transmitter. Then fetch reports from the remaining nodes, e.g.,</text:p>
      <text:p text:style-name="P2"/>
      <text:p text:style-name="P2"><text:tab/><text:span text:style-name="T3">S 2 r</text:span></text:p>
      <text:p text:style-name="P2"><text:tab/><text:span text:style-name="T3">S 3 r</text:span></text:p>
      <text:p text:style-name="P2"><text:soft-page-break/><text:tab/>...</text:p>
      <text:p text:style-name="P2"/>
      <text:p text:style-name="P2">and so on. Compare the numbers. You may also start transmitters on multiple nodes, in particular all of them and, at the end, compare the per-sender counts for all recipients.</text:p>
      <text:p text:style-name="P2"/>
      <text:p text:style-name="P2">Here is how you can try to find a good PATABLE setting for your frequency. Execute:</text:p>
      <text:p text:style-name="P2"/>
      <text:p text:style-name="P2"><text:tab/><text:span text:style-name="T3">v</text:span></text:p>
      <text:p text:style-name="P2"/>
      <text:p text:style-name="P2">which will allow you to see all received packets, including their RSSI. Then select zero power level on some other node, e.g.,</text:p>
      <text:p text:style-name="P2"/>
      <text:p text:style-name="P2"><text:tab/><text:span text:style-name="T3">S 2 p 0</text:span></text:p>
      <text:p text:style-name="P2"/>
      <text:p text:style-name="P2">This selects (for node 2) the first (number zero) entry from PATABLE whose formal location (register number is <text:span text:style-name="T14">0x3E</text:span>. Start periodic transmissions on node 2, e.g.,</text:p>
      <text:p text:style-name="P2"/>
      <text:p text:style-name="P2"><text:tab/><text:span text:style-name="T3">S 2 s 1024</text:span></text:p>
      <text:p text:style-name="P2"/>
      <text:p text:style-name="P2">and inspect the RSSI readings of the received packets. Be executing:</text:p>
      <text:p text:style-name="P2"/>
      <text:p text:style-name="P2"><text:tab/><text:span text:style-name="T3">S 2 m 3E 1F</text:span></text:p>
      <text:p text:style-name="P2"/>
      <text:p text:style-name="P2">you change the effective PATABLE entry to <text:span text:style-name="T14">0x1F</text:span> (note that both values are in hex), which should affect the RSSI readings from node 2. You can try any value from <text:span text:style-name="T14">00</text:span> to <text:span text:style-name="T14">FF</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lodek</meta:initial-creator>
    <meta:creation-date>2009-01-19T10:46:27.52</meta:creation-date>
    <dc:date>2010-07-30T19:17:02.29</dc:date>
    <meta:editing-duration>PT12H30M34S</meta:editing-duration>
    <meta:editing-cycles>77</meta:editing-cycles>
    <meta:generator>OpenOffice.org/3.2$Win32 OpenOffice.org_project/320m18$Build-9502</meta:generator>
    <dc:creator>Paweł Gburzyński</dc:creator>
    <meta:document-statistic meta:table-count="0" meta:image-count="0" meta:object-count="4" meta:page-count="10" meta:paragraph-count="192" meta:word-count="3248" meta:character-count="18576"/>
    <meta:user-defined meta:name="Info 1"/>
    <meta:user-defined meta:name="Info 2"/>
    <meta:user-defined meta:name="Info 3"/>
    <meta:user-defined meta:name="Info 4"/>
  </office:meta>
</office:document-meta>
</file>

<file path=Object 1/content.xml><?xml version="1.0" encoding="utf-8"?>
<math xmlns="http://www.w3.org/1998/Math/MathML">
  <semantics>
    <mrow>
      <msub>
        <mi>W</mi>
        <mi>n</mi>
      </msub>
      <mi mathvariant="normal">=</mi>
      <mrow>
        <mrow>
          <msub>
            <mi>W</mi>
            <mrow>
              <mi>n</mi>
              <mi mathvariant="normal">−</mi>
              <mn>1</mn>
            </mrow>
          </msub>
          <mi mathvariant="normal">×</mi>
          <mn>0.75</mn>
        </mrow>
        <mo stretchy="false">+</mo>
        <mrow>
          <mi>b</mi>
          <mi mathvariant="normal">×</mi>
          <mn>0.25</mn>
        </mrow>
      </mrow>
    </mrow>
    <annotation encoding="StarMath 5.0">W_{n} = W_{n-1} times 0.75 + b times 0.25</annotation>
  </semantics>
</math>
</file>

<file path=Object 2/content.xml><?xml version="1.0" encoding="utf-8"?>
<math xmlns="http://www.w3.org/1998/Math/MathML">
  <semantics>
    <msub>
      <mi>W</mi>
      <mi>n</mi>
    </msub>
    <annotation encoding="StarMath 5.0">W_n</annotation>
  </semantics>
</math>
</file>

<file path=Object 3/content.xml><?xml version="1.0" encoding="utf-8"?>
<math xmlns="http://www.w3.org/1998/Math/MathML">
  <semantics>
    <msub>
      <mi>W</mi>
      <mrow>
        <mi>n</mi>
        <mi mathvariant="normal">−</mi>
        <mn>1</mn>
      </mrow>
    </msub>
    <annotation encoding="StarMath 5.0">W_{n-1}</annotation>
  </semantics>
</math>
</file>

<file path=Object 4/content.xml><?xml version="1.0" encoding="utf-8"?>
<math xmlns="http://www.w3.org/1998/Math/MathML">
  <semantics>
    <mi>b</mi>
    <annotation encoding="StarMath 5.0">b</annotation>
  </semantics>
</math>
</file>